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scripts/>
  <office:font-face-decls>
    <style:font-face style:name="Tahoma1" svg:font-family="Tahoma"/>
    <style:font-face style:name="Arial" svg:font-family="Arial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2" style:family="table">
      <style:table-properties style:width="6.0319in" fo:margin-left="-0.0146in" fo:margin-right="-0.0174in" table:align="margins"/>
    </style:style>
    <style:style style:name="Table2.A" style:family="table-column">
      <style:table-column-properties style:column-width="0.4125in" style:rel-column-width="594*"/>
    </style:style>
    <style:style style:name="Table2.B" style:family="table-column">
      <style:table-column-properties style:column-width="0.7507in" style:rel-column-width="1081*"/>
    </style:style>
    <style:style style:name="Table2.C" style:family="table-column">
      <style:table-column-properties style:column-width="0.4486in" style:rel-column-width="646*"/>
    </style:style>
    <style:style style:name="Table2.D" style:family="table-column">
      <style:table-column-properties style:column-width="1.4049in" style:rel-column-width="2023*"/>
    </style:style>
    <style:style style:name="Table2.E" style:family="table-column">
      <style:table-column-properties style:column-width="0.6785in" style:rel-column-width="977*"/>
    </style:style>
    <style:style style:name="Table2.F" style:family="table-column">
      <style:table-column-properties style:column-width="0.4951in" style:rel-column-width="713*"/>
    </style:style>
    <style:style style:name="Table2.G" style:family="table-column">
      <style:table-column-properties style:column-width="0.4965in" style:rel-column-width="715*"/>
    </style:style>
    <style:style style:name="Table2.H" style:family="table-column">
      <style:table-column-properties style:column-width="0.8743in" style:rel-column-width="1259*"/>
    </style:style>
    <style:style style:name="Table2.I" style:family="table-column">
      <style:table-column-properties style:column-width="0.4583in" style:rel-column-width="66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I1" style:family="table-cell">
      <style:table-cell-properties fo:padding="0.0382in" fo:border="0.0007in solid #000000"/>
    </style:style>
    <style:style style:name="Table2.A2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Table2.B2" style:family="table-cell" style:data-style-name="N10">
      <style:table-cell-properties style:vertical-align="top" fo:padding="0.0382in" fo:border-left="0.0007in solid #000000" fo:border-right="none" fo:border-top="none" fo:border-bottom="0.0007in solid #000000"/>
    </style:style>
    <style:style style:name="Table2.D2.1" style:family="table-column">
      <style:table-column-properties style:column-width="0.8479in" style:rel-column-width="1221*"/>
    </style:style>
    <style:style style:name="Table2.D2.2" style:family="table-column">
      <style:table-column-properties style:column-width="0.5563in" style:rel-column-width="801*"/>
    </style:style>
    <style:style style:name="Table2.D2.1.1" style:family="table-cell">
      <style:table-cell-properties fo:padding="0.0382in" fo:border-left="0.0007in solid #000000" fo:border-right="none" fo:border-top="none" fo:border-bottom="0.0007in solid #000000"/>
    </style:style>
    <style:style style:name="Table2.D2.7.1" style:family="table-cell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2.D2.7.2" style:family="table-cell" style:data-style-name="N0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2.D2.7.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4.1" style:family="table-row">
      <style:table-row-properties style:min-row-height="1.0694in"/>
    </style:style>
    <style:style style:name="Table2.D4.9" style:family="table-row">
      <style:table-row-properties style:min-row-height="0.2674in"/>
    </style:style>
    <style:style style:name="Table1" style:family="table">
      <style:table-properties style:width="6.0319in" fo:margin-left="-0.0146in" fo:margin-right="-0.0174in" table:align="margins"/>
    </style:style>
    <style:style style:name="Table1.A" style:family="table-column">
      <style:table-column-properties style:column-width="0.4125in" style:rel-column-width="594*"/>
    </style:style>
    <style:style style:name="Table1.B" style:family="table-column">
      <style:table-column-properties style:column-width="0.7507in" style:rel-column-width="1081*"/>
    </style:style>
    <style:style style:name="Table1.C" style:family="table-column">
      <style:table-column-properties style:column-width="0.4486in" style:rel-column-width="646*"/>
    </style:style>
    <style:style style:name="Table1.D" style:family="table-column">
      <style:table-column-properties style:column-width="1.4049in" style:rel-column-width="2023*"/>
    </style:style>
    <style:style style:name="Table1.E" style:family="table-column">
      <style:table-column-properties style:column-width="0.6785in" style:rel-column-width="977*"/>
    </style:style>
    <style:style style:name="Table1.F" style:family="table-column">
      <style:table-column-properties style:column-width="0.4951in" style:rel-column-width="713*"/>
    </style:style>
    <style:style style:name="Table1.G" style:family="table-column">
      <style:table-column-properties style:column-width="0.4965in" style:rel-column-width="715*"/>
    </style:style>
    <style:style style:name="Table1.H" style:family="table-column">
      <style:table-column-properties style:column-width="0.8743in" style:rel-column-width="1259*"/>
    </style:style>
    <style:style style:name="Table1.I" style:family="table-column">
      <style:table-column-properties style:column-width="0.4583in" style:rel-column-width="66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I1" style:family="table-cell">
      <style:table-cell-properties fo:padding="0.0382in" fo:border="0.0007in solid #000000"/>
    </style:style>
    <style:style style:name="Table1.A2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Table1.B2" style:family="table-cell" style:data-style-name="N10">
      <style:table-cell-properties style:vertical-align="top" fo:padding="0.0382in" fo:border-left="0.0007in solid #000000" fo:border-right="none" fo:border-top="none" fo:border-bottom="0.0007in solid #000000"/>
    </style:style>
    <style:style style:name="Table1.D2.1" style:family="table-column">
      <style:table-column-properties style:column-width="0.8479in" style:rel-column-width="1221*"/>
    </style:style>
    <style:style style:name="Table1.D2.2" style:family="table-column">
      <style:table-column-properties style:column-width="0.5563in" style:rel-column-width="801*"/>
    </style:style>
    <style:style style:name="Table1.D2.1.1" style:family="table-cell">
      <style:table-cell-properties fo:padding="0.0382in" fo:border-left="0.0007in solid #000000" fo:border-right="none" fo:border-top="none" fo:border-bottom="0.0007in solid #000000"/>
    </style:style>
    <style:style style:name="Table1.D2.7.1" style:family="table-cell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1.D2.7.2" style:family="table-cell" style:data-style-name="N0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1.D2.7.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4.1" style:family="table-row">
      <style:table-row-properties style:min-row-height="1.0694in"/>
    </style:style>
    <style:style style:name="Table1.D4.9" style:family="table-row">
      <style:table-row-properties style:min-row-height="0.2674in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number:number-style style:name="N0">
      <number:number number:min-integer-digits="1"/>
    </number:number-style>
    <number:percentage-style style:name="N10">
      <number:number number:decimal-places="0" number:min-integer-digits="1" number:grouping="true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<text:span text:style-name="T7">P= </text:span>number of variables , C or inverse covariance is PxP</text:p>
      <text:p text:style-name="Default_20_Text"/>
      <text:p text:style-name="Default_20_Text"><text:span text:style-name="T7">N</text:span>=number of observations </text:p>
      <text:p text:style-name="Default_20_Text"/>
      <text:p text:style-name="Default_20_Text"><text:span text:style-name="T7">Sparsity</text:span>= the percent of nondiagonal elements that are non-zero, for example for a 10*10</text:p>
      <text:p text:style-name="Default_20_Text">C matrix with total 45 <text:s/>nonzero elements, <text:s text:c="2"/>sparsity= <text:s/>35/90</text:p>
      <text:p text:style-name="Default_20_Text"/>
      <text:p text:style-name="Default_20_Text"><text:span text:style-name="T7">L_obj</text:span>= The lambda that maximize our objective function </text:p>
      <text:p text:style-name="Default_20_Text">our objective function is the joint likelihood of <text:s/>lambda and C</text:p>
      <text:p text:style-name="Default_20_Text"/>
      <text:p text:style-name="Default_20_Text"><text:span text:style-name="T7">L_B</text:span>=the lambda suggested by Banerjee</text:p>
      <text:p text:style-name="Default_20_Text"/>
      <text:p text:style-name="Default_20_Text"><text:span text:style-name="T7">L_P</text:span>= the lambda that minimized the prediction error on test data</text:p>
      <text:p text:style-name="Default_20_Text"/>
      <text:p text:style-name="Default_20_Text"><text:span text:style-name="T7">FP</text:span>= False positives of the learned inverse covariance</text:p>
      <text:p text:style-name="Default_20_Text"><text:span text:style-name="T7"/></text:p>
      <text:p text:style-name="Default_20_Text"><text:span text:style-name="T7">FN</text:span>=False negatives of the learned inverse covariance</text:p>
      <text:p text:style-name="Default_20_Text"/>
      <text:p text:style-name="Default_20_Text">F=FP+FN</text:p>
      <text:p text:style-name="Default_20_Text"/>
      <text:p text:style-name="Default_20_Text"><text:span text:style-name="T7">R=</text:span> (TP- P) / FP <text:s text:c="3"/>the ration of nondiagonal nonzero estimated elements over False positives. <text:s/>0/0 is considered zero </text:p>
      <text:p text:style-name="Default_20_Text"/>
      <text:p text:style-name="Default_20_Text"><text:span text:style-name="T7">c</text:span>: convergence of line search</text:p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header-rows>
          <table:table-row>
            <table:table-cell table:style-name="Table2.A1" office:value-type="string">
              <text:p text:style-name="Table_20_Heading">P</text:p>
            </table:table-cell>
            <table:table-cell table:style-name="Table2.A1" office:value-type="string">
              <text:p text:style-name="Table_20_Heading">Sparsity</text:p>
            </table:table-cell>
            <table:table-cell table:style-name="Table2.A1" office:value-type="string">
              <text:p text:style-name="Table_20_Heading">N</text:p>
            </table:table-cell>
            <table:table-cell table:style-name="Table2.A1" office:value-type="string">
              <text:p text:style-name="Table_20_Heading">L</text:p>
            </table:table-cell>
            <table:table-cell table:style-name="Table2.A1" office:value-type="string">
              <text:p text:style-name="Table_20_Heading">FP</text:p>
            </table:table-cell>
            <table:table-cell table:style-name="Table2.A1" office:value-type="string">
              <text:p text:style-name="Table_20_Heading">FN</text:p>
            </table:table-cell>
            <table:table-cell table:style-name="Table2.A1" office:value-type="string">
              <text:p text:style-name="Table_20_Heading">F</text:p>
            </table:table-cell>
            <table:table-cell table:style-name="Table2.A1" office:value-type="string">
              <text:p text:style-name="Table_20_Heading">R</text:p>
            </table:table-cell>
            <table:table-cell table:style-name="Table2.I1" office:value-type="string">
              <text:p text:style-name="Table_20_Heading">c</text:p>
            </table:table-cell>
          </table:table-row>
        </table:table-header-rows>
        <table:table-row>
          <table:table-cell table:style-name="Table2.A2" office:value-type="float" office:value="25">
            <text:p text:style-name="P8">25</text:p>
          </table:table-cell>
          <table:table-cell table:style-name="Table2.B2" office:value-type="percentage" office:value="0.17">
            <text:p text:style-name="P8">17%</text:p>
          </table:table-cell>
          <table:table-cell table:style-name="Table2.A2" office:value-type="float" office:value="5">
            <text:p text:style-name="P8">5</text:p>
          </table:table-cell>
          <table:table-cell table:number-columns-spanned="6">
            <table:table table:is-sub-table="true">
              <table:table-column table:style-name="Table2.D2.1"/>
              <table:table-column table:style-name="Table2.D2.2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column table:style-name="Table2.I"/>
              <table:table-row>
                <table:table-cell table:style-name="Table2.D2.1.1" office:value-type="string">
                  <text:p text:style-name="P8">L_obj= </text:p>
                </table:table-cell>
                <table:table-cell table:style-name="Table2.A2" office:value-type="float" office:value="19">
                  <text:p text:style-name="P8">19</text:p>
                </table:table-cell>
                <table:table-cell table:style-name="Table2.A2" office:value-type="float" office:value="6">
                  <text:p text:style-name="P8">6</text:p>
                </table:table-cell>
                <table:table-cell table:style-name="Table2.A2" office:value-type="float" office:value="94">
                  <text:p text:style-name="P8">94</text:p>
                </table:table-cell>
                <table:table-cell table:style-name="Table2.A2" office:value-type="float" office:value="100">
                  <text:p text:style-name="P8">100</text:p>
                </table:table-cell>
                <table:table-cell table:style-name="Table2.A2" office:value-type="float" office:value="1">
                  <text:p text:style-name="P8">1</text:p>
                </table:table-cell>
                <table:table-cell table:style-name="Table2.D2.7.1" office:value-type="string">
                  <text:p text:style-name="P8">ok</text:p>
                </table:table-cell>
              </table:table-row>
              <table:table-row>
                <table:table-cell table:style-name="Table2.D2.1.1" office:value-type="string">
                  <text:p text:style-name="P8">L_P=</text:p>
                </table:table-cell>
                <table:table-cell table:style-name="Table2.D2.1.1" office:value-type="string">
                  <text:p text:style-name="P8">&lt;9</text:p>
                </table:table-cell>
                <table:table-cell table:style-name="Table2.A2" office:value-type="float" office:value="44">
                  <text:p text:style-name="P8">44</text:p>
                </table:table-cell>
                <table:table-cell table:style-name="Table2.A2" office:value-type="float" office:value="84">
                  <text:p text:style-name="P8">84</text:p>
                </table:table-cell>
                <table:table-cell table:style-name="Table2.A2" office:value-type="float" office:value="128">
                  <text:p text:style-name="P8">128</text:p>
                </table:table-cell>
                <table:table-cell table:style-name="Table2.A2" office:value-type="float" office:value="0.3">
                  <text:p text:style-name="P8">0.3</text:p>
                </table:table-cell>
                <table:table-cell table:style-name="Table2.D2.7.2" office:value-type="float" office:value="0">
                  <text:p text:style-name="P8"/>
                </table:table-cell>
              </table:table-row>
              <table:table-row>
                <table:table-cell table:style-name="Table2.D2.1.1" office:value-type="string">
                  <text:p text:style-name="P8">L_B=</text:p>
                </table:table-cell>
                <table:table-cell table:style-name="Table2.A2" office:value-type="float" office:value="34">
                  <text:p text:style-name="P8">34</text:p>
                </table:table-cell>
                <table:table-cell table:style-name="Table2.A2" office:value-type="float" office:value="0">
                  <text:p text:style-name="P8">0</text:p>
                </table:table-cell>
                <table:table-cell table:style-name="Table2.A2" office:value-type="float" office:value="100">
                  <text:p text:style-name="P8">100</text:p>
                </table:table-cell>
                <table:table-cell table:style-name="Table2.A2" office:value-type="float" office:value="100">
                  <text:p text:style-name="P8">100</text:p>
                </table:table-cell>
                <table:table-cell table:style-name="Table2.A2" office:value-type="float" office:value="0">
                  <text:p text:style-name="P8">0</text:p>
                </table:table-cell>
                <table:table-cell table:style-name="Table2.D2.7.2" office:value-type="float" office:value="0">
                  <text:p text:style-name="P8"/>
                </table:table-cell>
              </table:table-row>
              <table:table-row>
                <table:table-cell table:style-name="Table2.D2.1.1" office:value-type="string">
                  <text:p text:style-name="P8">Vector</text:p>
                </table:table-cell>
                <table:table-cell table:style-name="Table2.D2.1.1" office:value-type="string">
                  <text:p text:style-name="P8"/>
                </table:table-cell>
                <table:table-cell table:style-name="Table2.A2" office:value-type="float" office:value="0">
                  <text:p text:style-name="P8">0</text:p>
                </table:table-cell>
                <table:table-cell table:style-name="Table2.A2" office:value-type="float" office:value="100">
                  <text:p text:style-name="P8">100</text:p>
                </table:table-cell>
                <table:table-cell table:style-name="Table2.A2" office:value-type="float" office:value="100">
                  <text:p text:style-name="P8">100</text:p>
                </table:table-cell>
                <table:table-cell table:style-name="Table2.A2" office:value-type="float" office:value="0">
                  <text:p text:style-name="P8">0</text:p>
                </table:table-cell>
                <table:table-cell table:style-name="Table2.D2.7.4" office:value-type="string">
                  <text:p text:style-name="P8">1*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float" office:value="25">
            <text:p text:style-name="P8">25</text:p>
          </table:table-cell>
          <table:table-cell table:style-name="Table2.B2" office:value-type="percentage" office:value="0">
            <text:p text:style-name="P8">17%</text:p>
          </table:table-cell>
          <table:table-cell table:style-name="Table2.A2" office:value-type="float" office:value="10">
            <text:p text:style-name="P8">10</text:p>
          </table:table-cell>
          <table:table-cell table:number-columns-spanned="6">
            <table:table table:is-sub-table="true">
              <table:table-column table:style-name="Table2.D2.1"/>
              <table:table-column table:style-name="Table2.D2.2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column table:style-name="Table2.I"/>
              <table:table-row>
                <table:table-cell table:style-name="Table2.D2.1.1" office:value-type="string">
                  <text:p text:style-name="P8">L_obj= </text:p>
                </table:table-cell>
                <table:table-cell table:style-name="Table2.A2" office:value-type="float" office:value="47">
                  <text:p text:style-name="P8">47</text:p>
                </table:table-cell>
                <table:table-cell table:style-name="Table2.A2" office:value-type="float" office:value="32">
                  <text:p text:style-name="P8">32</text:p>
                </table:table-cell>
                <table:table-cell table:style-name="Table2.A2" office:value-type="float" office:value="88">
                  <text:p text:style-name="P8">88</text:p>
                </table:table-cell>
                <table:table-cell table:style-name="Table2.A2" office:value-type="float" office:value="120">
                  <text:p text:style-name="P8">120</text:p>
                </table:table-cell>
                <table:table-cell table:style-name="Table2.A2" office:value-type="float" office:value="0.4">
                  <text:p text:style-name="P8">0.4</text:p>
                </table:table-cell>
                <table:table-cell table:style-name="Table2.D2.7.4" office:value-type="string">
                  <text:p text:style-name="P8"/>
                </table:table-cell>
              </table:table-row>
              <table:table-row>
                <table:table-cell table:style-name="Table2.D2.1.1" office:value-type="string">
                  <text:p text:style-name="P8">L_P=</text:p>
                </table:table-cell>
                <table:table-cell table:style-name="Table2.A2" office:value-type="float" office:value="3">
                  <text:p text:style-name="P8">3</text:p>
                </table:table-cell>
                <table:table-cell table:style-name="Table2.A2" office:value-type="float" office:value="120">
                  <text:p text:style-name="P8">120</text:p>
                </table:table-cell>
                <table:table-cell table:style-name="Table2.A2" office:value-type="float" office:value="52">
                  <text:p text:style-name="P8">52</text:p>
                </table:table-cell>
                <table:table-cell table:style-name="Table2.A2" office:value-type="float" office:value="172">
                  <text:p text:style-name="P8">172</text:p>
                </table:table-cell>
                <table:table-cell table:style-name="Table2.A2" office:value-type="float" office:value="0.4">
                  <text:p text:style-name="P8">0.4</text:p>
                </table:table-cell>
                <table:table-cell table:style-name="Table2.D2.7.4" office:value-type="string">
                  <text:p text:style-name="P8"/>
                </table:table-cell>
              </table:table-row>
              <table:table-row>
                <table:table-cell table:style-name="Table2.D2.1.1" office:value-type="string">
                  <text:p text:style-name="P8">L_B=</text:p>
                </table:table-cell>
                <table:table-cell table:style-name="Table2.A2" office:value-type="float" office:value="186">
                  <text:p text:style-name="P8">186</text:p>
                </table:table-cell>
                <table:table-cell table:style-name="Table2.A2" office:value-type="float" office:value="0">
                  <text:p text:style-name="P8">0</text:p>
                </table:table-cell>
                <table:table-cell table:style-name="Table2.A2" office:value-type="float" office:value="100">
                  <text:p text:style-name="P8">100</text:p>
                </table:table-cell>
                <table:table-cell table:style-name="Table2.A2" office:value-type="float" office:value="100">
                  <text:p text:style-name="P8">100</text:p>
                </table:table-cell>
                <table:table-cell table:style-name="Table2.A2" office:value-type="float" office:value="0">
                  <text:p text:style-name="P8">0</text:p>
                </table:table-cell>
                <table:table-cell table:style-name="Table2.D2.7.4" office:value-type="string">
                  <text:p text:style-name="P8"/>
                </table:table-cell>
              </table:table-row>
              <table:table-row>
                <table:table-cell table:style-name="Table2.D2.1.1" office:value-type="string">
                  <text:p text:style-name="P8">Vector</text:p>
                </table:table-cell>
                <table:table-cell table:style-name="Table2.D2.1.1" office:value-type="string">
                  <text:p text:style-name="P8"/>
                </table:table-cell>
                <table:table-cell table:style-name="Table2.A2" office:value-type="float" office:value="0">
                  <text:p text:style-name="P8">0</text:p>
                </table:table-cell>
                <table:table-cell table:style-name="Table2.A2" office:value-type="float" office:value="100">
                  <text:p text:style-name="P8">100</text:p>
                </table:table-cell>
                <table:table-cell table:style-name="Table2.A2" office:value-type="float" office:value="100">
                  <text:p text:style-name="P8">100</text:p>
                </table:table-cell>
                <table:table-cell table:style-name="Table2.A2" office:value-type="float" office:value="0">
                  <text:p text:style-name="P8">0</text:p>
                </table:table-cell>
                <table:table-cell table:style-name="Table2.D2.7.4" office:value-type="string">
                  <text:p text:style-name="P8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>
            <table:table table:is-sub-table="true">
              <table:table-column table:style-name="Table2.A"/>
              <table:table-row table:style-name="Table2.A4.1">
                <table:table-cell table:style-name="Table2.A2" office:value-type="float" office:value="25">
                  <text:p text:style-name="P8">25</text:p>
                </table:table-cell>
              </table:table-row>
              <table:table-row table:style-name="Table2.A4.1">
                <table:table-cell table:style-name="Table2.A2" office:value-type="float" office:value="25">
                  <text:p text:style-name="P8">25</text:p>
                </table:table-cell>
              </table:table-row>
              <table:table-row table:style-name="Table2.A4.1">
                <table:table-cell table:style-name="Table2.A2" office:value-type="float" office:value="25">
                  <text:p text:style-name="P8">25</text:p>
                </table:table-cell>
              </table:table-row>
            </table:table>
          </table:table-cell>
          <table:table-cell>
            <table:table table:is-sub-table="true">
              <table:table-column table:style-name="Table2.B"/>
              <table:table-row table:style-name="Table2.A4.1">
                <table:table-cell table:style-name="Table2.B2" office:value-type="percentage" office:value="0.17">
                  <text:p text:style-name="P8">17%</text:p>
                </table:table-cell>
              </table:table-row>
              <table:table-row table:style-name="Table2.A4.1">
                <table:table-cell table:style-name="Table2.B2" office:value-type="percentage" office:value="0.17">
                  <text:p text:style-name="P8">17%</text:p>
                </table:table-cell>
              </table:table-row>
              <table:table-row table:style-name="Table2.A4.1">
                <table:table-cell table:style-name="Table2.B2" office:value-type="percentage" office:value="0.17">
                  <text:p text:style-name="P8">17%</text:p>
                </table:table-cell>
              </table:table-row>
            </table:table>
          </table:table-cell>
          <table:table-cell>
            <table:table table:is-sub-table="true">
              <table:table-column table:style-name="Table2.C"/>
              <table:table-row table:style-name="Table2.A4.1">
                <table:table-cell table:style-name="Table2.A2" office:value-type="float" office:value="30">
                  <text:p text:style-name="P8">30</text:p>
                </table:table-cell>
              </table:table-row>
              <table:table-row table:style-name="Table2.A4.1">
                <table:table-cell table:style-name="Table2.A2" office:value-type="float" office:value="100">
                  <text:p text:style-name="P8">100</text:p>
                </table:table-cell>
              </table:table-row>
              <table:table-row table:style-name="Table2.A4.1">
                <table:table-cell table:style-name="Table2.A2" office:value-type="float" office:value="500">
                  <text:p text:style-name="P8">500</text:p>
                </table:table-cell>
              </table:table-row>
            </table:table>
          </table:table-cell>
          <table:table-cell table:number-columns-spanned="6">
            <table:table table:is-sub-table="true">
              <table:table-column table:style-name="Table2.D2.1"/>
              <table:table-column table:style-name="Table2.D2.2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column table:style-name="Table2.I"/>
              <table:table-row>
                <table:table-cell table:style-name="Table2.D2.1.1" office:value-type="string">
                  <text:p text:style-name="P9">L_obj= </text:p>
                </table:table-cell>
                <table:table-cell table:style-name="Table2.A2" office:value-type="float" office:value="48">
                  <text:p text:style-name="P8">48</text:p>
                </table:table-cell>
                <table:table-cell table:style-name="Table2.A2" office:value-type="float" office:value="38">
                  <text:p text:style-name="P8">38</text:p>
                </table:table-cell>
                <table:table-cell table:style-name="Table2.A2" office:value-type="float" office:value="78">
                  <text:p text:style-name="P8">78</text:p>
                </table:table-cell>
                <table:table-cell table:style-name="Table2.A2" office:value-type="float" office:value="116">
                  <text:p text:style-name="P8">116</text:p>
                </table:table-cell>
                <table:table-cell table:style-name="Table2.A2" office:value-type="float" office:value="0.6">
                  <text:p text:style-name="P8">0.6</text:p>
                </table:table-cell>
                <table:table-cell table:style-name="Table2.D2.7.4" office:value-type="string">
                  <text:p text:style-name="P8">ok</text:p>
                </table:table-cell>
              </table:table-row>
              <table:table-row>
                <table:table-cell table:style-name="Table2.D2.1.1" office:value-type="string">
                  <text:p text:style-name="P8">L_P=</text:p>
                </table:table-cell>
                <table:table-cell table:style-name="Table2.A2" office:value-type="float" office:value="1">
                  <text:p text:style-name="P8">1</text:p>
                </table:table-cell>
                <table:table-cell table:style-name="Table2.A2" office:value-type="float" office:value="284">
                  <text:p text:style-name="P8">284</text:p>
                </table:table-cell>
                <table:table-cell table:style-name="Table2.A2" office:value-type="float" office:value="14">
                  <text:p text:style-name="P8">14</text:p>
                </table:table-cell>
                <table:table-cell table:style-name="Table2.A2" office:value-type="float" office:value="298">
                  <text:p text:style-name="P8">298</text:p>
                </table:table-cell>
                <table:table-cell table:style-name="Table2.A2" office:value-type="float" office:value="0.3">
                  <text:p text:style-name="P8">0.3</text:p>
                </table:table-cell>
                <table:table-cell table:style-name="Table2.D2.7.4" office:value-type="string">
                  <text:p text:style-name="P8"/>
                </table:table-cell>
              </table:table-row>
              <table:table-row>
                <table:table-cell table:style-name="Table2.D2.1.1" office:value-type="string">
                  <text:p text:style-name="P8">L_B=</text:p>
                </table:table-cell>
                <table:table-cell table:style-name="Table2.A2" office:value-type="float" office:value="184">
                  <text:p text:style-name="P8">184</text:p>
                </table:table-cell>
                <table:table-cell table:style-name="Table2.A2" office:value-type="float" office:value="2">
                  <text:p text:style-name="P8">2</text:p>
                </table:table-cell>
                <table:table-cell table:style-name="Table2.A2" office:value-type="float" office:value="98">
                  <text:p text:style-name="P8">98</text:p>
                </table:table-cell>
                <table:table-cell table:style-name="Table2.A2" office:value-type="float" office:value="100">
                  <text:p text:style-name="P8">100</text:p>
                </table:table-cell>
                <table:table-cell table:style-name="Table2.A2" office:value-type="float" office:value="1">
                  <text:p text:style-name="P8">1</text:p>
                </table:table-cell>
                <table:table-cell table:style-name="Table2.D2.7.4" office:value-type="string">
                  <text:p text:style-name="P8"/>
                </table:table-cell>
              </table:table-row>
              <table:table-row>
                <table:table-cell table:style-name="Table2.D2.1.1" office:value-type="string">
                  <text:p text:style-name="P8">Vector</text:p>
                </table:table-cell>
                <table:table-cell table:style-name="Table2.D2.1.1" office:value-type="string">
                  <text:p text:style-name="P8"/>
                </table:table-cell>
                <table:table-cell table:style-name="Table2.D2.1.1" office:value-type="string">
                  <text:p text:style-name="P8"/>
                </table:table-cell>
                <table:table-cell table:style-name="Table2.D2.1.1" office:value-type="string">
                  <text:p text:style-name="P8"/>
                </table:table-cell>
                <table:table-cell table:style-name="Table2.D2.1.1" office:value-type="string">
                  <text:p text:style-name="P8"/>
                </table:table-cell>
                <table:table-cell table:style-name="Table2.D2.1.1" office:value-type="string">
                  <text:p text:style-name="P8"/>
                </table:table-cell>
                <table:table-cell table:style-name="Table2.D2.7.4" office:value-type="string">
                  <text:p text:style-name="P8"/>
                </table:table-cell>
              </table:table-row>
              <table:table-row>
                <table:table-cell table:style-name="Table2.D2.1.1" office:value-type="string">
                  <text:p text:style-name="P8">L_obj= </text:p>
                </table:table-cell>
                <table:table-cell table:style-name="Table2.A2" office:value-type="float" office:value="20">
                  <text:p text:style-name="P8">20</text:p>
                </table:table-cell>
                <table:table-cell table:style-name="Table2.A2" office:value-type="float" office:value="114">
                  <text:p text:style-name="P8">114</text:p>
                </table:table-cell>
                <table:table-cell table:style-name="Table2.A2" office:value-type="float" office:value="26">
                  <text:p text:style-name="P8">26</text:p>
                </table:table-cell>
                <table:table-cell table:style-name="Table2.A2" office:value-type="float" office:value="140">
                  <text:p text:style-name="P8">140</text:p>
                </table:table-cell>
                <table:table-cell table:style-name="Table2.A2" office:value-type="float" office:value="0.65">
                  <text:p text:style-name="P8">0.65</text:p>
                </table:table-cell>
                <table:table-cell table:style-name="Table2.D2.7.4" office:value-type="string">
                  <text:p text:style-name="P8">2*</text:p>
                </table:table-cell>
              </table:table-row>
              <table:table-row>
                <table:table-cell table:style-name="Table2.D2.1.1" office:value-type="string">
                  <text:p text:style-name="P8">L_P=</text:p>
                </table:table-cell>
                <table:table-cell table:style-name="Table2.A2" office:value-type="float" office:value="2">
                  <text:p text:style-name="P8">2</text:p>
                </table:table-cell>
                <table:table-cell table:style-name="Table2.A2" office:value-type="float" office:value="297">
                  <text:p text:style-name="P8">297</text:p>
                </table:table-cell>
                <table:table-cell table:style-name="Table2.A2" office:value-type="float" office:value="6">
                  <text:p text:style-name="P8">6</text:p>
                </table:table-cell>
                <table:table-cell table:style-name="Table2.A2" office:value-type="float" office:value="303">
                  <text:p text:style-name="P8">303</text:p>
                </table:table-cell>
                <table:table-cell table:style-name="Table2.A2" office:value-type="float" office:value="0.3">
                  <text:p text:style-name="P8">0.3</text:p>
                </table:table-cell>
                <table:table-cell table:style-name="Table2.D2.7.4" office:value-type="string">
                  <text:p text:style-name="P8"/>
                </table:table-cell>
              </table:table-row>
              <table:table-row>
                <table:table-cell table:style-name="Table2.D2.1.1" office:value-type="string">
                  <text:p text:style-name="P8">L_B=</text:p>
                </table:table-cell>
                <table:table-cell table:style-name="Table2.A2" office:value-type="float" office:value="300">
                  <text:p text:style-name="P8">300</text:p>
                </table:table-cell>
                <table:table-cell table:style-name="Table2.A2" office:value-type="float" office:value="8">
                  <text:p text:style-name="P8">8</text:p>
                </table:table-cell>
                <table:table-cell table:style-name="Table2.A2" office:value-type="float" office:value="88">
                  <text:p text:style-name="P8">88</text:p>
                </table:table-cell>
                <table:table-cell table:style-name="Table2.A2" office:value-type="float" office:value="96">
                  <text:p text:style-name="P8">96</text:p>
                </table:table-cell>
                <table:table-cell table:style-name="Table2.A2" office:value-type="float" office:value="1.5">
                  <text:p text:style-name="P8">1.5</text:p>
                </table:table-cell>
                <table:table-cell table:style-name="Table2.D2.7.4" office:value-type="string">
                  <text:p text:style-name="P8"/>
                </table:table-cell>
              </table:table-row>
              <table:table-row>
                <table:table-cell table:style-name="Table2.D2.1.1" office:value-type="string">
                  <text:p text:style-name="P8">Vector</text:p>
                </table:table-cell>
                <table:table-cell table:style-name="Table2.D2.1.1" office:value-type="string">
                  <text:p text:style-name="Table_20_Contents"/>
                </table:table-cell>
                <table:table-cell table:style-name="Table2.D2.1.1" office:value-type="string">
                  <text:p text:style-name="Table_20_Contents"/>
                </table:table-cell>
                <table:table-cell table:style-name="Table2.D2.1.1" office:value-type="string">
                  <text:p text:style-name="Table_20_Contents"/>
                </table:table-cell>
                <table:table-cell table:style-name="Table2.D2.1.1" office:value-type="string">
                  <text:p text:style-name="Table_20_Contents"/>
                </table:table-cell>
                <table:table-cell table:style-name="Table2.D2.1.1" office:value-type="string">
                  <text:p text:style-name="Table_20_Contents"/>
                </table:table-cell>
                <table:table-cell table:style-name="Table2.D2.7.4" office:value-type="string">
                  <text:p text:style-name="Table_20_Contents"/>
                </table:table-cell>
              </table:table-row>
              <table:table-row table:style-name="Table2.D4.9">
                <table:table-cell table:style-name="Table2.D2.1.1" office:value-type="string">
                  <text:p text:style-name="P8">L_obj= </text:p>
                </table:table-cell>
                <table:table-cell table:style-name="Table2.A2" office:value-type="float" office:value="5">
                  <text:p text:style-name="P10">5</text:p>
                </table:table-cell>
                <table:table-cell table:style-name="Table2.A2" office:value-type="float" office:value="300">
                  <text:p text:style-name="P10">300</text:p>
                </table:table-cell>
                <table:table-cell table:style-name="Table2.A2" office:value-type="float" office:value="0">
                  <text:p text:style-name="P10">0</text:p>
                </table:table-cell>
                <table:table-cell table:style-name="Table2.A2" office:value-type="float" office:value="300">
                  <text:p text:style-name="P10">300</text:p>
                </table:table-cell>
                <table:table-cell table:style-name="Table2.A2" office:value-type="float" office:value="0.3">
                  <text:p text:style-name="P10">0.3</text:p>
                </table:table-cell>
                <table:table-cell table:style-name="Table2.D2.7.4" office:value-type="string">
                  <text:p text:style-name="Table_20_Contents">ok</text:p>
                </table:table-cell>
              </table:table-row>
              <table:table-row table:style-name="Table2.D4.9">
                <table:table-cell table:style-name="Table2.D2.1.1" office:value-type="string">
                  <text:p text:style-name="P8">L_P=</text:p>
                </table:table-cell>
                <table:table-cell table:style-name="Table2.A2" office:value-type="float" office:value="11">
                  <text:p text:style-name="P10">11</text:p>
                </table:table-cell>
                <table:table-cell table:style-name="Table2.A2" office:value-type="float" office:value="214">
                  <text:p text:style-name="P10">214</text:p>
                </table:table-cell>
                <table:table-cell table:style-name="Table2.A2" office:value-type="float" office:value="2">
                  <text:p text:style-name="P10">2</text:p>
                </table:table-cell>
                <table:table-cell table:style-name="Table2.A2" office:value-type="float" office:value="216">
                  <text:p text:style-name="P10">216</text:p>
                </table:table-cell>
                <table:table-cell table:style-name="Table2.A2" office:value-type="float" office:value="0.4">
                  <text:p text:style-name="P10">0.4</text:p>
                </table:table-cell>
                <table:table-cell table:style-name="Table2.D2.7.4" office:value-type="string">
                  <text:p text:style-name="Table_20_Contents"/>
                </table:table-cell>
              </table:table-row>
              <table:table-row table:style-name="Table2.D4.9">
                <table:table-cell table:style-name="Table2.D2.1.1" office:value-type="string">
                  <text:p text:style-name="P8">L_B=</text:p>
                </table:table-cell>
                <table:table-cell table:style-name="Table2.A2" office:value-type="float" office:value="806">
                  <text:p text:style-name="P10">806</text:p>
                </table:table-cell>
                <table:table-cell table:style-name="Table2.A2" office:value-type="float" office:value="46">
                  <text:p text:style-name="P10">46</text:p>
                </table:table-cell>
                <table:table-cell table:style-name="Table2.A2" office:value-type="float" office:value="82">
                  <text:p text:style-name="P10">82</text:p>
                </table:table-cell>
                <table:table-cell table:style-name="Table2.A2" office:value-type="float" office:value="128">
                  <text:p text:style-name="P10">128</text:p>
                </table:table-cell>
                <table:table-cell table:style-name="Table2.A2" office:value-type="float" office:value="0.39">
                  <text:p text:style-name="P10">0.39</text:p>
                </table:table-cell>
                <table:table-cell table:style-name="Table2.D2.7.4" office:value-type="string">
                  <text:p text:style-name="Table_20_Contents"/>
                </table:table-cell>
              </table:table-row>
              <table:table-row table:style-name="Table2.D4.9">
                <table:table-cell table:style-name="Table2.D2.1.1" office:value-type="string">
                  <text:p text:style-name="P8">Vector</text:p>
                </table:table-cell>
                <table:table-cell table:style-name="Table2.D2.1.1" office:value-type="string">
                  <text:p text:style-name="Table_20_Contents"/>
                </table:table-cell>
                <table:table-cell table:style-name="Table2.D2.1.1" office:value-type="string">
                  <text:p text:style-name="Table_20_Contents"/>
                </table:table-cell>
                <table:table-cell table:style-name="Table2.D2.1.1" office:value-type="string">
                  <text:p text:style-name="Table_20_Contents"/>
                </table:table-cell>
                <table:table-cell table:style-name="Table2.D2.1.1" office:value-type="string">
                  <text:p text:style-name="Table_20_Contents"/>
                </table:table-cell>
                <table:table-cell table:style-name="Table2.D2.1.1" office:value-type="string">
                  <text:p text:style-name="Table_20_Contents"/>
                </table:table-cell>
                <table:table-cell table:style-name="Table2.D2.7.4" office:value-type="string">
                  <text:p text:style-name="Table_20_Contents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Default_20_Text"/>
      <text:p text:style-name="Default_20_Text"/>
      <text:p text:style-name="Default_20_Text"/>
      <text:p text:style-name="Default_20_Text"/>
      <text:p text:style-name="Default_20_Text">1* : just 2 iteration in the line search , fails to improve in glasso after the first update</text:p>
      <text:p text:style-name="Default_20_Text"/>
      <text:p text:style-name="Default_20_Text"/>
      <text:p text:style-name="Default_20_Text">2* opt the same lambda 15 instead of 20 </text:p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>
            <table:table-cell table:style-name="Table1.A1" office:value-type="string">
              <text:p text:style-name="Table_20_Heading">P</text:p>
            </table:table-cell>
            <table:table-cell table:style-name="Table1.A1" office:value-type="string">
              <text:p text:style-name="Table_20_Heading">Sparsity</text:p>
            </table:table-cell>
            <table:table-cell table:style-name="Table1.A1" office:value-type="string">
              <text:p text:style-name="Table_20_Heading">N</text:p>
            </table:table-cell>
            <table:table-cell table:style-name="Table1.A1" office:value-type="string">
              <text:p text:style-name="Table_20_Heading">L</text:p>
            </table:table-cell>
            <table:table-cell table:style-name="Table1.A1" office:value-type="string">
              <text:p text:style-name="Table_20_Heading">FP</text:p>
            </table:table-cell>
            <table:table-cell table:style-name="Table1.A1" office:value-type="string">
              <text:p text:style-name="Table_20_Heading">FN</text:p>
            </table:table-cell>
            <table:table-cell table:style-name="Table1.A1" office:value-type="string">
              <text:p text:style-name="Table_20_Heading">F</text:p>
            </table:table-cell>
            <table:table-cell table:style-name="Table1.A1" office:value-type="string">
              <text:p text:style-name="Table_20_Heading">R</text:p>
            </table:table-cell>
            <table:table-cell table:style-name="Table1.I1" office:value-type="string">
              <text:p text:style-name="Table_20_Heading">c</text:p>
            </table:table-cell>
          </table:table-row>
        </table:table-header-rows>
        <table:table-row>
          <table:table-cell table:style-name="Table1.A2" office:value-type="float" office:value="25">
            <text:p text:style-name="P8">25</text:p>
          </table:table-cell>
          <table:table-cell table:style-name="Table1.B2" office:value-type="percentage" office:value="0.42">
            <text:p text:style-name="P8">42%</text:p>
          </table:table-cell>
          <table:table-cell table:style-name="Table1.A2" office:value-type="float" office:value="5">
            <text:p text:style-name="P8">5</text:p>
          </table:table-cell>
          <table:table-cell table:number-columns-spanned="6">
            <table:table table:is-sub-table="true">
              <table:table-column table:style-name="Table1.D2.1"/>
              <table:table-column table:style-name="Table1.D2.2"/>
              <table:table-column table:style-name="Table1.E"/>
              <table:table-column table:style-name="Table1.F"/>
              <table:table-column table:style-name="Table1.G"/>
              <table:table-column table:style-name="Table1.H"/>
              <table:table-column table:style-name="Table1.I"/>
              <table:table-row>
                <table:table-cell table:style-name="Table1.D2.1.1" office:value-type="string">
                  <text:p text:style-name="P8">L_obj= </text:p>
                </table:table-cell>
                <table:table-cell table:style-name="Table1.A2" office:value-type="float" office:value="82">
                  <text:p text:style-name="P8">82</text:p>
                </table:table-cell>
                <table:table-cell table:style-name="Table1.A2" office:value-type="float" office:value="0">
                  <text:p text:style-name="P8">0</text:p>
                </table:table-cell>
                <table:table-cell table:style-name="Table1.A2" office:value-type="float" office:value="252">
                  <text:p text:style-name="P8">252</text:p>
                </table:table-cell>
                <table:table-cell table:style-name="Table1.A2" office:value-type="float" office:value="252">
                  <text:p text:style-name="P8">252</text:p>
                </table:table-cell>
                <table:table-cell table:style-name="Table1.A2" office:value-type="float" office:value="0">
                  <text:p text:style-name="P8">0</text:p>
                </table:table-cell>
                <table:table-cell table:style-name="Table1.D2.7.1" office:value-type="string">
                  <text:p text:style-name="P8"/>
                </table:table-cell>
              </table:table-row>
              <table:table-row>
                <table:table-cell table:style-name="Table1.D2.1.1" office:value-type="string">
                  <text:p text:style-name="P8">L_P=</text:p>
                </table:table-cell>
                <table:table-cell table:style-name="Table1.A2" office:value-type="float" office:value="3">
                  <text:p text:style-name="P8">3</text:p>
                </table:table-cell>
                <table:table-cell table:style-name="Table1.A2" office:value-type="float" office:value="68">
                  <text:p text:style-name="P8">68</text:p>
                </table:table-cell>
                <table:table-cell table:style-name="Table1.A2" office:value-type="float" office:value="200">
                  <text:p text:style-name="P8">200</text:p>
                </table:table-cell>
                <table:table-cell table:style-name="Table1.A2" office:value-type="float" office:value="268">
                  <text:p text:style-name="P8">268</text:p>
                </table:table-cell>
                <table:table-cell table:style-name="Table1.A2" office:value-type="float" office:value="0.7">
                  <text:p text:style-name="P8">0.7</text:p>
                </table:table-cell>
                <table:table-cell table:style-name="Table1.D2.7.2" office:value-type="float" office:value="0">
                  <text:p text:style-name="P8"/>
                </table:table-cell>
              </table:table-row>
              <table:table-row>
                <table:table-cell table:style-name="Table1.D2.1.1" office:value-type="string">
                  <text:p text:style-name="P8">L_B=</text:p>
                </table:table-cell>
                <table:table-cell table:style-name="Table1.A2" office:value-type="float" office:value="72">
                  <text:p text:style-name="P8">72</text:p>
                </table:table-cell>
                <table:table-cell table:style-name="Table1.A2" office:value-type="float" office:value="0">
                  <text:p text:style-name="P8">0</text:p>
                </table:table-cell>
                <table:table-cell table:style-name="Table1.A2" office:value-type="float" office:value="252">
                  <text:p text:style-name="P8">252</text:p>
                </table:table-cell>
                <table:table-cell table:style-name="Table1.A2" office:value-type="float" office:value="252">
                  <text:p text:style-name="P8">252</text:p>
                </table:table-cell>
                <table:table-cell table:style-name="Table1.A2" office:value-type="float" office:value="0">
                  <text:p text:style-name="P8">0</text:p>
                </table:table-cell>
                <table:table-cell table:style-name="Table1.D2.7.2" office:value-type="float" office:value="0">
                  <text:p text:style-name="P8"/>
                </table:table-cell>
              </table:table-row>
              <table:table-row>
                <table:table-cell table:style-name="Table1.D2.1.1" office:value-type="string">
                  <text:p text:style-name="P8">Vector</text:p>
                </table:table-cell>
                <table:table-cell table:style-name="Table1.D2.1.1" office:value-type="string">
                  <text:p text:style-name="P8"/>
                </table:table-cell>
                <table:table-cell table:style-name="Table1.A2" office:value-type="float" office:value="0">
                  <text:p text:style-name="P8"/>
                </table:table-cell>
                <table:table-cell table:style-name="Table1.A2" office:value-type="float" office:value="0">
                  <text:p text:style-name="P8"/>
                </table:table-cell>
                <table:table-cell table:style-name="Table1.A2" office:value-type="float" office:value="0">
                  <text:p text:style-name="P8"/>
                </table:table-cell>
                <table:table-cell table:style-name="Table1.A2" office:value-type="float" office:value="0">
                  <text:p text:style-name="P8"/>
                </table:table-cell>
                <table:table-cell table:style-name="Table1.D2.7.4" office:value-type="string">
                  <text:p text:style-name="P8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float" office:value="25">
            <text:p text:style-name="P8">25</text:p>
          </table:table-cell>
          <table:table-cell table:style-name="Table1.B2" office:value-type="percentage" office:value="0.42">
            <text:p text:style-name="P8">42%</text:p>
          </table:table-cell>
          <table:table-cell table:style-name="Table1.A2" office:value-type="float" office:value="10">
            <text:p text:style-name="P8">10</text:p>
          </table:table-cell>
          <table:table-cell table:number-columns-spanned="6">
            <table:table table:is-sub-table="true">
              <table:table-column table:style-name="Table1.D2.1"/>
              <table:table-column table:style-name="Table1.D2.2"/>
              <table:table-column table:style-name="Table1.E"/>
              <table:table-column table:style-name="Table1.F"/>
              <table:table-column table:style-name="Table1.G"/>
              <table:table-column table:style-name="Table1.H"/>
              <table:table-column table:style-name="Table1.I"/>
              <table:table-row>
                <table:table-cell table:style-name="Table1.D2.1.1" office:value-type="string">
                  <text:p text:style-name="P8">L_obj= </text:p>
                </table:table-cell>
                <table:table-cell table:style-name="Table1.A2" office:value-type="float" office:value="77">
                  <text:p text:style-name="P8">77</text:p>
                </table:table-cell>
                <table:table-cell table:style-name="Table1.A2" office:value-type="float" office:value="2">
                  <text:p text:style-name="P8">2</text:p>
                </table:table-cell>
                <table:table-cell table:style-name="Table1.A2" office:value-type="float" office:value="250">
                  <text:p text:style-name="P8">250</text:p>
                </table:table-cell>
                <table:table-cell table:style-name="Table1.A2" office:value-type="float" office:value="252">
                  <text:p text:style-name="P8">252</text:p>
                </table:table-cell>
                <table:table-cell table:style-name="Table1.A2" office:value-type="float" office:value="1">
                  <text:p text:style-name="P8">1</text:p>
                </table:table-cell>
                <table:table-cell table:style-name="Table1.D2.7.4" office:value-type="string">
                  <text:p text:style-name="P8"/>
                </table:table-cell>
              </table:table-row>
              <table:table-row>
                <table:table-cell table:style-name="Table1.D2.1.1" office:value-type="string">
                  <text:p text:style-name="P8">L_P=</text:p>
                </table:table-cell>
                <table:table-cell table:style-name="Table1.A2" office:value-type="float" office:value="3">
                  <text:p text:style-name="P8">3</text:p>
                </table:table-cell>
                <table:table-cell table:style-name="Table1.A2" office:value-type="float" office:value="94">
                  <text:p text:style-name="P8">94</text:p>
                </table:table-cell>
                <table:table-cell table:style-name="Table1.A2" office:value-type="float" office:value="166">
                  <text:p text:style-name="P8">166</text:p>
                </table:table-cell>
                <table:table-cell table:style-name="Table1.A2" office:value-type="float" office:value="260">
                  <text:p text:style-name="P8">260</text:p>
                </table:table-cell>
                <table:table-cell table:style-name="Table1.A2" office:value-type="float" office:value="0.9">
                  <text:p text:style-name="P8">0.9</text:p>
                </table:table-cell>
                <table:table-cell table:style-name="Table1.D2.7.4" office:value-type="string">
                  <text:p text:style-name="P8"/>
                </table:table-cell>
              </table:table-row>
              <table:table-row>
                <table:table-cell table:style-name="Table1.D2.1.1" office:value-type="string">
                  <text:p text:style-name="P8">L_B=</text:p>
                </table:table-cell>
                <table:table-cell table:style-name="Table1.A2" office:value-type="float" office:value="112">
                  <text:p text:style-name="P8">112</text:p>
                </table:table-cell>
                <table:table-cell table:style-name="Table1.A2" office:value-type="float" office:value="0">
                  <text:p text:style-name="P8">0</text:p>
                </table:table-cell>
                <table:table-cell table:style-name="Table1.A2" office:value-type="float" office:value="252">
                  <text:p text:style-name="P8">252</text:p>
                </table:table-cell>
                <table:table-cell table:style-name="Table1.A2" office:value-type="float" office:value="252">
                  <text:p text:style-name="P8">252</text:p>
                </table:table-cell>
                <table:table-cell table:style-name="Table1.A2" office:value-type="float" office:value="0">
                  <text:p text:style-name="P8">0</text:p>
                </table:table-cell>
                <table:table-cell table:style-name="Table1.D2.7.4" office:value-type="string">
                  <text:p text:style-name="P8"/>
                </table:table-cell>
              </table:table-row>
              <table:table-row>
                <table:table-cell table:style-name="Table1.D2.1.1" office:value-type="string">
                  <text:p text:style-name="P8">Vector</text:p>
                </table:table-cell>
                <table:table-cell table:style-name="Table1.D2.1.1" office:value-type="string">
                  <text:p text:style-name="P8"/>
                </table:table-cell>
                <table:table-cell table:style-name="Table1.A2" office:value-type="float" office:value="0">
                  <text:p text:style-name="P8"/>
                </table:table-cell>
                <table:table-cell table:style-name="Table1.A2" office:value-type="float" office:value="0">
                  <text:p text:style-name="P8"/>
                </table:table-cell>
                <table:table-cell table:style-name="Table1.A2" office:value-type="float" office:value="0">
                  <text:p text:style-name="P8"/>
                </table:table-cell>
                <table:table-cell table:style-name="Table1.A2" office:value-type="float" office:value="0">
                  <text:p text:style-name="P8"/>
                </table:table-cell>
                <table:table-cell table:style-name="Table1.D2.7.4" office:value-type="string">
                  <text:p text:style-name="P8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>
            <table:table table:is-sub-table="true">
              <table:table-column table:style-name="Table1.A"/>
              <table:table-row table:style-name="Table1.A4.1">
                <table:table-cell table:style-name="Table1.A2" office:value-type="float" office:value="25">
                  <text:p text:style-name="P8">25</text:p>
                </table:table-cell>
              </table:table-row>
              <table:table-row table:style-name="Table1.A4.1">
                <table:table-cell table:style-name="Table1.A2" office:value-type="float" office:value="25">
                  <text:p text:style-name="P8">25</text:p>
                </table:table-cell>
              </table:table-row>
              <table:table-row table:style-name="Table1.A4.1">
                <table:table-cell table:style-name="Table1.A2" office:value-type="float" office:value="25">
                  <text:p text:style-name="P8">25</text:p>
                </table:table-cell>
              </table:table-row>
            </table:table>
          </table:table-cell>
          <table:table-cell>
            <table:table table:is-sub-table="true">
              <table:table-column table:style-name="Table1.B"/>
              <table:table-row table:style-name="Table1.A4.1">
                <table:table-cell table:style-name="Table1.B2" office:value-type="percentage" office:value="0.42">
                  <text:p text:style-name="P8">42%</text:p>
                </table:table-cell>
              </table:table-row>
              <table:table-row table:style-name="Table1.A4.1">
                <table:table-cell table:style-name="Table1.B2" office:value-type="percentage" office:value="0.42">
                  <text:p text:style-name="P8">42%</text:p>
                </table:table-cell>
              </table:table-row>
              <table:table-row table:style-name="Table1.A4.1">
                <table:table-cell table:style-name="Table1.B2" office:value-type="percentage" office:value="0.42">
                  <text:p text:style-name="P8">42%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A4.1">
                <table:table-cell table:style-name="Table1.A2" office:value-type="float" office:value="30">
                  <text:p text:style-name="P8">30</text:p>
                </table:table-cell>
              </table:table-row>
              <table:table-row table:style-name="Table1.A4.1">
                <table:table-cell table:style-name="Table1.A2" office:value-type="float" office:value="100">
                  <text:p text:style-name="P8">100</text:p>
                </table:table-cell>
              </table:table-row>
              <table:table-row table:style-name="Table1.A4.1">
                <table:table-cell table:style-name="Table1.A2" office:value-type="float" office:value="500">
                  <text:p text:style-name="P8">500</text:p>
                </table:table-cell>
              </table:table-row>
            </table:table>
          </table:table-cell>
          <table:table-cell table:number-columns-spanned="6">
            <table:table table:is-sub-table="true">
              <table:table-column table:style-name="Table1.D2.1"/>
              <table:table-column table:style-name="Table1.D2.2"/>
              <table:table-column table:style-name="Table1.E"/>
              <table:table-column table:style-name="Table1.F"/>
              <table:table-column table:style-name="Table1.G"/>
              <table:table-column table:style-name="Table1.H"/>
              <table:table-column table:style-name="Table1.I"/>
              <table:table-row>
                <table:table-cell table:style-name="Table1.D2.1.1" office:value-type="string">
                  <text:p text:style-name="P9">L_obj= </text:p>
                </table:table-cell>
                <table:table-cell table:style-name="Table1.A2" office:value-type="float" office:value="73">
                  <text:p text:style-name="P8">73</text:p>
                </table:table-cell>
                <table:table-cell table:style-name="Table1.A2" office:value-type="float" office:value="38">
                  <text:p text:style-name="P8">38</text:p>
                </table:table-cell>
                <table:table-cell table:style-name="Table1.A2" office:value-type="float" office:value="234">
                  <text:p text:style-name="P8">234</text:p>
                </table:table-cell>
                <table:table-cell table:style-name="Table1.A2" office:value-type="float" office:value="272">
                  <text:p text:style-name="P8">272</text:p>
                </table:table-cell>
                <table:table-cell table:style-name="Table1.A2" office:value-type="float" office:value="0.47">
                  <text:p text:style-name="P8">0.47</text:p>
                </table:table-cell>
                <table:table-cell table:style-name="Table1.D2.7.4" office:value-type="string">
                  <text:p text:style-name="P8"/>
                </table:table-cell>
              </table:table-row>
              <table:table-row>
                <table:table-cell table:style-name="Table1.D2.1.1" office:value-type="string">
                  <text:p text:style-name="P8">L_P=</text:p>
                </table:table-cell>
                <table:table-cell table:style-name="Table1.A2" office:value-type="float" office:value="2">
                  <text:p text:style-name="P8">2</text:p>
                </table:table-cell>
                <table:table-cell table:style-name="Table1.A2" office:value-type="float" office:value="146">
                  <text:p text:style-name="P8">146</text:p>
                </table:table-cell>
                <table:table-cell table:style-name="Table1.A2" office:value-type="float" office:value="96">
                  <text:p text:style-name="P8">96</text:p>
                </table:table-cell>
                <table:table-cell table:style-name="Table1.A2" office:value-type="float" office:value="242">
                  <text:p text:style-name="P8">242</text:p>
                </table:table-cell>
                <table:table-cell table:style-name="Table1.A2" office:value-type="float" office:value="1.06">
                  <text:p text:style-name="P8">1.06</text:p>
                </table:table-cell>
                <table:table-cell table:style-name="Table1.D2.7.4" office:value-type="string">
                  <text:p text:style-name="P8"/>
                </table:table-cell>
              </table:table-row>
              <table:table-row>
                <table:table-cell table:style-name="Table1.D2.1.1" office:value-type="string">
                  <text:p text:style-name="P8">L_B=</text:p>
                </table:table-cell>
                <table:table-cell table:style-name="Table1.A2" office:value-type="float" office:value="199">
                  <text:p text:style-name="P8">199</text:p>
                </table:table-cell>
                <table:table-cell table:style-name="Table1.A2" office:value-type="float" office:value="4">
                  <text:p text:style-name="P8">4</text:p>
                </table:table-cell>
                <table:table-cell table:style-name="Table1.A2" office:value-type="float" office:value="252">
                  <text:p text:style-name="P8">252</text:p>
                </table:table-cell>
                <table:table-cell table:style-name="Table1.A2" office:value-type="float" office:value="256">
                  <text:p text:style-name="P8">256</text:p>
                </table:table-cell>
                <table:table-cell table:style-name="Table1.A2" office:value-type="float" office:value="0">
                  <text:p text:style-name="P8">0</text:p>
                </table:table-cell>
                <table:table-cell table:style-name="Table1.D2.7.4" office:value-type="string">
                  <text:p text:style-name="P8"/>
                </table:table-cell>
              </table:table-row>
              <table:table-row>
                <table:table-cell table:style-name="Table1.D2.1.1" office:value-type="string">
                  <text:p text:style-name="P8">Vector</text:p>
                </table:table-cell>
                <table:table-cell table:style-name="Table1.D2.1.1" office:value-type="string">
                  <text:p text:style-name="P8"/>
                </table:table-cell>
                <table:table-cell table:style-name="Table1.D2.1.1" office:value-type="string">
                  <text:p text:style-name="P8"/>
                </table:table-cell>
                <table:table-cell table:style-name="Table1.D2.1.1" office:value-type="string">
                  <text:p text:style-name="P8"/>
                </table:table-cell>
                <table:table-cell table:style-name="Table1.D2.1.1" office:value-type="string">
                  <text:p text:style-name="P8"/>
                </table:table-cell>
                <table:table-cell table:style-name="Table1.D2.1.1" office:value-type="string">
                  <text:p text:style-name="P8"/>
                </table:table-cell>
                <table:table-cell table:style-name="Table1.D2.7.4" office:value-type="string">
                  <text:p text:style-name="P8"/>
                </table:table-cell>
              </table:table-row>
              <table:table-row>
                <table:table-cell table:style-name="Table1.D2.1.1" office:value-type="string">
                  <text:p text:style-name="P8">L_obj= </text:p>
                </table:table-cell>
                <table:table-cell table:style-name="Table1.A2" office:value-type="float" office:value="14">
                  <text:p text:style-name="P8">14</text:p>
                </table:table-cell>
                <table:table-cell table:style-name="Table1.A2" office:value-type="float" office:value="98">
                  <text:p text:style-name="P8">98</text:p>
                </table:table-cell>
                <table:table-cell table:style-name="Table1.A2" office:value-type="float" office:value="136">
                  <text:p text:style-name="P8">136</text:p>
                </table:table-cell>
                <table:table-cell table:style-name="Table1.A2" office:value-type="float" office:value="234">
                  <text:p text:style-name="P8">234</text:p>
                </table:table-cell>
                <table:table-cell table:style-name="Table1.A2" office:value-type="float" office:value="1.2">
                  <text:p text:style-name="P8">1.2</text:p>
                </table:table-cell>
                <table:table-cell table:style-name="Table1.D2.7.4" office:value-type="string">
                  <text:p text:style-name="P8"/>
                </table:table-cell>
              </table:table-row>
              <table:table-row>
                <table:table-cell table:style-name="Table1.D2.1.1" office:value-type="string">
                  <text:p text:style-name="P8">L_P=</text:p>
                </table:table-cell>
                <table:table-cell table:style-name="Table1.A2" office:value-type="float" office:value="1">
                  <text:p text:style-name="P8">1</text:p>
                </table:table-cell>
                <table:table-cell table:style-name="Table1.A2" office:value-type="float" office:value="216">
                  <text:p text:style-name="P8">216</text:p>
                </table:table-cell>
                <table:table-cell table:style-name="Table1.A2" office:value-type="float" office:value="26">
                  <text:p text:style-name="P8">26</text:p>
                </table:table-cell>
                <table:table-cell table:style-name="Table1.A2" office:value-type="float" office:value="244">
                  <text:p text:style-name="P8">244</text:p>
                </table:table-cell>
                <table:table-cell table:style-name="Table1.A2" office:value-type="float" office:value="1.04">
                  <text:p text:style-name="P8">1.04</text:p>
                </table:table-cell>
                <table:table-cell table:style-name="Table1.D2.7.4" office:value-type="string">
                  <text:p text:style-name="P8"/>
                </table:table-cell>
              </table:table-row>
              <table:table-row>
                <table:table-cell table:style-name="Table1.D2.1.1" office:value-type="string">
                  <text:p text:style-name="P8">L_B=</text:p>
                </table:table-cell>
                <table:table-cell table:style-name="Table1.A2" office:value-type="float" office:value="442">
                  <text:p text:style-name="P8">442</text:p>
                </table:table-cell>
                <table:table-cell table:style-name="Table1.A2" office:value-type="float" office:value="20">
                  <text:p text:style-name="P8">20</text:p>
                </table:table-cell>
                <table:table-cell table:style-name="Table1.A2" office:value-type="float" office:value="244">
                  <text:p text:style-name="P8">244</text:p>
                </table:table-cell>
                <table:table-cell table:style-name="Table1.A2" office:value-type="float" office:value="264">
                  <text:p text:style-name="P8">264</text:p>
                </table:table-cell>
                <table:table-cell table:style-name="Table1.A2" office:value-type="float" office:value="0.4">
                  <text:p text:style-name="P8">0.4</text:p>
                </table:table-cell>
                <table:table-cell table:style-name="Table1.D2.7.4" office:value-type="string">
                  <text:p text:style-name="P8"/>
                </table:table-cell>
              </table:table-row>
              <table:table-row>
                <table:table-cell table:style-name="Table1.D2.1.1" office:value-type="string">
                  <text:p text:style-name="P8">Vector</text:p>
                </table:table-cell>
                <table:table-cell table:style-name="Table1.D2.1.1" office:value-type="string">
                  <text:p text:style-name="Table_20_Contents"/>
                </table:table-cell>
                <table:table-cell table:style-name="Table1.D2.1.1" office:value-type="string">
                  <text:p text:style-name="Table_20_Contents"/>
                </table:table-cell>
                <table:table-cell table:style-name="Table1.D2.1.1" office:value-type="string">
                  <text:p text:style-name="Table_20_Contents"/>
                </table:table-cell>
                <table:table-cell table:style-name="Table1.D2.1.1" office:value-type="string">
                  <text:p text:style-name="Table_20_Contents"/>
                </table:table-cell>
                <table:table-cell table:style-name="Table1.D2.1.1" office:value-type="string">
                  <text:p text:style-name="Table_20_Contents"/>
                </table:table-cell>
                <table:table-cell table:style-name="Table1.D2.7.4" office:value-type="string">
                  <text:p text:style-name="Table_20_Contents"/>
                </table:table-cell>
              </table:table-row>
              <table:table-row table:style-name="Table1.D4.9">
                <table:table-cell table:style-name="Table1.D2.1.1" office:value-type="string">
                  <text:p text:style-name="P8">L_obj= </text:p>
                </table:table-cell>
                <table:table-cell table:style-name="Table1.A2" office:value-type="float" office:value="2">
                  <text:p text:style-name="P8">2</text:p>
                </table:table-cell>
                <table:table-cell table:style-name="Table1.A2" office:value-type="float" office:value="244">
                  <text:p text:style-name="P8">244</text:p>
                </table:table-cell>
                <table:table-cell table:style-name="Table1.A2" office:value-type="float" office:value="2">
                  <text:p text:style-name="P8">2</text:p>
                </table:table-cell>
                <table:table-cell table:style-name="Table1.A2" office:value-type="float" office:value="246">
                  <text:p text:style-name="P8">246</text:p>
                </table:table-cell>
                <table:table-cell table:style-name="Table1.A2" office:value-type="float" office:value="1.02">
                  <text:p text:style-name="P8">1.02</text:p>
                </table:table-cell>
                <table:table-cell table:style-name="Table1.D2.7.4" office:value-type="string">
                  <text:p text:style-name="Table_20_Contents"/>
                </table:table-cell>
              </table:table-row>
              <table:table-row table:style-name="Table1.D4.9">
                <table:table-cell table:style-name="Table1.D2.1.1" office:value-type="string">
                  <text:p text:style-name="P8">L_P=</text:p>
                </table:table-cell>
                <table:table-cell table:style-name="Table1.A2" office:value-type="float" office:value="1">
                  <text:p text:style-name="P8">1</text:p>
                </table:table-cell>
                <table:table-cell table:style-name="Table1.A2" office:value-type="float" office:value="284">
                  <text:p text:style-name="P8">284</text:p>
                </table:table-cell>
                <table:table-cell table:style-name="Table1.A2" office:value-type="float" office:value="0">
                  <text:p text:style-name="P8">0</text:p>
                </table:table-cell>
                <table:table-cell table:style-name="Table1.A2" office:value-type="float" office:value="284">
                  <text:p text:style-name="P8">284</text:p>
                </table:table-cell>
                <table:table-cell table:style-name="Table1.A2" office:value-type="float" office:value="0.8">
                  <text:p text:style-name="P8">0.8</text:p>
                </table:table-cell>
                <table:table-cell table:style-name="Table1.D2.7.4" office:value-type="string">
                  <text:p text:style-name="Table_20_Contents"/>
                </table:table-cell>
              </table:table-row>
              <table:table-row table:style-name="Table1.D4.9">
                <table:table-cell table:style-name="Table1.D2.1.1" office:value-type="string">
                  <text:p text:style-name="P8">L_B=</text:p>
                </table:table-cell>
                <table:table-cell table:style-name="Table1.A2" office:value-type="float" office:value="1046">
                  <text:p text:style-name="P8">1046</text:p>
                </table:table-cell>
                <table:table-cell table:style-name="Table1.A2" office:value-type="float" office:value="54">
                  <text:p text:style-name="P8">54</text:p>
                </table:table-cell>
                <table:table-cell table:style-name="Table1.A2" office:value-type="float" office:value="220">
                  <text:p text:style-name="P8">220</text:p>
                </table:table-cell>
                <table:table-cell table:style-name="Table1.A2" office:value-type="float" office:value="274">
                  <text:p text:style-name="P8">274</text:p>
                </table:table-cell>
                <table:table-cell table:style-name="Table1.A2" office:value-type="float" office:value="0.6">
                  <text:p text:style-name="P8">0.6</text:p>
                </table:table-cell>
                <table:table-cell table:style-name="Table1.D2.7.4" office:value-type="string">
                  <text:p text:style-name="Table_20_Contents"/>
                </table:table-cell>
              </table:table-row>
              <table:table-row table:style-name="Table1.D4.9">
                <table:table-cell table:style-name="Table1.D2.1.1" office:value-type="string">
                  <text:p text:style-name="P8">Vector</text:p>
                </table:table-cell>
                <table:table-cell table:style-name="Table1.D2.1.1" office:value-type="string">
                  <text:p text:style-name="P8"/>
                </table:table-cell>
                <table:table-cell table:style-name="Table1.D2.1.1" office:value-type="string">
                  <text:p text:style-name="P8"/>
                </table:table-cell>
                <table:table-cell table:style-name="Table1.D2.1.1" office:value-type="string">
                  <text:p text:style-name="P8"/>
                </table:table-cell>
                <table:table-cell table:style-name="Table1.D2.1.1" office:value-type="string">
                  <text:p text:style-name="P8"/>
                </table:table-cell>
                <table:table-cell table:style-name="Table1.D2.1.1" office:value-type="string">
                  <text:p text:style-name="P8"/>
                </table:table-cell>
                <table:table-cell table:style-name="Table1.D2.7.4" office:value-type="string">
                  <text:p text:style-name="Table_20_Contents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font-face-decls>
    <style:font-face style:name="Tahoma1" svg:font-family="Tahoma"/>
    <style:font-face style:name="Arial" svg:font-family="Arial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art-line-spacing-horizontal="0.1114in" draw:start-line-spacing-vertical="0.1114in" draw:end-line-spacing-horizontal="0.1114in" draw:end-line-spacing-vertical="0.1114in"/>
      <style:paragraph-properties style:text-autospace="ideograph-alpha" style:line-break="strict" style:writing-mode="lr-tb">
        <style:tab-stops/>
      </style:paragraph-properties>
      <style:text-properties style:use-window-font-color="true" style:font-name="Times New Roman" fo:font-size="12pt" fo:language="en" fo:country="US" style:font-name-asian="Arial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remain-char-count="2" fo:hyphenation-push-char-count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none" style:country-asian="none" style:font-name-complex="Tahoma" style:font-size-complex="12pt" style:language-complex="none" style:country-complex="none" fo:hyphenate="false"/>
    </style:default-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Table_20_Contents" style:display-name="Table Contents" style:family="paragraph" style:parent-style-name="Text_20_Body_20_Sing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6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meta>
    <meta:generator>productivity tools   (Win32)</meta:generator>
    <!--645(Build:8693)-->
    <meta:initial-creator>nbanias</meta:initial-creator>
    <meta:creation-date>2008-09-02T16:38:24</meta:creation-date>
    <dc:creator>nbanias</dc:creator>
    <dc:date>2008-09-03T09:30:56</dc:date>
    <meta:printed-by>nbanias</meta:printed-by>
    <meta:print-date>2008-09-03T09:21:24</meta:print-date>
    <dc:language>en-US</dc:language>
    <meta:editing-cycles>2</meta:editing-cycles>
    <meta:editing-duration>PT10M35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400" meta:word-count="391" meta:character-count="1535"/>
  </office:meta>
</office:document-meta>
</file>